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text-properties fo:font-size="10pt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32pt" style:font-size-complex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 Memory Management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Additional Information</text:p>
            <text:p text:style-name="P1">https://www.artima.com/insidejvm/ed2/jvm8.html</text:p>
            <text:p text:style-name="P1">https://docs.oracle.com/javase/specs/jvms/se7/html/jvms-2.html#jvms-2.6.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he Role of Stack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Java Virtual Machine is stacked based and not register based</text:span></text:p>
                <text:list>
                  <text:list-item>
                    <text:p><text:span text:style-name="T1">The JVM has no registers</text:span></text:p>
                  </text:list-item>
                </text:list>
              </text:list-item>
              <text:list-item>
                <text:p><text:span text:style-name="T1">An interesting feature about the Stack is that Java knows when the data must be destroyed.</text:span></text:p>
                <text:list>
                  <text:list-item>
                    <text:p><text:span text:style-name="T1">When the Frame is popped the data is destroyed.</text:span></text:p>
                  </text:list-item>
                </text:list>
              </text:list-item>
              <text:list-item>
                <text:p><text:span text:style-name="T1">Each JVM Thread has a private Java Virtual Machine Stack created at the same time as the thread</text:span></text:p>
                <text:list>
                  <text:list-item>
                    <text:p><text:span text:style-name="T1">A JVM Stack stores frames</text:span></text:p>
                    <text:list>
                      <text:list-item>
                        <text:p><text:span text:style-name="T1">When a thread invokes a java method a new stack frame is created and pushed onto the stack</text:span></text:p>
                      </text:list-item>
                      <text:list-item>
                        <text:p><text:span text:style-name="T1">All of the thread’s Java Stack is private to the thread</text:span></text:p>
                        <text:list>
                          <text:list-item>
                            <text:p><text:span text:style-name="T1">There is no way for a thread to access or alter the Java stack or another threa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he Role of Stack</text:p>
          </draw:text-box>
        </draw:frame>
        <draw:frame presentation:style-name="pr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A Stack Frame</text:span></text:p>
                <text:list>
                  <text:list-item>
                    <text:list>
                      <text:list-item>
                        <text:p><text:span text:style-name="T1">local variables </text:span><text:span text:style-name="T1"><text:tab/></text:span></text:p>
                        <text:list>
                          <text:list-item>
                            <text:p><text:span text:style-name="T1">where the local variable and parameters passed into the method are stored</text:span></text:p>
                          </text:list-item>
                          <text:list-item>
                            <text:p><text:span text:style-name="T1">All local variables are created on the stack</text:span></text:p>
                          </text:list-item>
                        </text:list>
                      </text:list-item>
                      <text:list-item>
                        <text:p><text:span text:style-name="T1">operand stack</text:span><text:span text:style-name="T1"><text:tab/></text:span><text:span text:style-name="T1"><text:tab/></text:span><text:span text:style-name="T1"><text:tab/></text:span></text:p>
                        <text:list>
                          <text:list-item>
                            <text:p><text:span text:style-name="T1">Use to put temporary data to stack</text:span></text:p>
                            <text:list>
                              <text:list-item>
                                <text:p><text:span text:style-name="T1">Example iadd requires to values on the stack to use it</text:span></text:p>
                                <text:list>
                                  <text:list-item>
                                    <text:p><text:span text:style-name="T1">iload_0 pushes the first value </text:span></text:p>
                                  </text:list-item>
                                  <text:list-item>
                                    <text:p><text:span text:style-name="T1">iload_1 pushes the second value</text:span></text:p>
                                  </text:list-item>
                                  <text:list-item>
                                    <text:p><text:span text:style-name="T1">iadd add the two values pushed on by iload 0 and 1</text:span><text:span text:style-name="T1"><text:tab/></text:span><text:span text:style-name="T1"><text:tab/>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Data to support constant pool resolution, normal method return and exception dispatch</text:span></text:p>
                          </text:list-item>
                        </text:list>
                      </text:list-item>
                      <text:list-item>
                        <text:p><text:span text:style-name="T1">A reference to the Constant pool</text:span></text:p>
                        <text:list>
                          <text:list-item>
                            <text:p><text:span text:style-name="T1">The constant pool is a per class or per-interface run-time representation of the constant pool in a class file</text:span></text:p>
                            <text:list>
                              <text:list-item>
                                <text:p><text:span text:style-name="T1">contains several kinds of constants such a numeric literals known at compile-time and field reference resolved at run-tim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hen a method is created a stack frame is create and when a method is destroyed the stack frame is destroyed</text:span></text:p>
                  </text:list-item>
                  <text:list-item>
                    <text:p><text:span text:style-name="T1">Data on the thread can only be seen by the thread that owns the stack</text:span></text:p>
                    <text:list>
                      <text:list-item>
                        <text:p><text:span text:style-name="T1">Good with data for a short lifetime since it is destroyed when the stack is destroyed</text:span></text:p>
                      </text:list-item>
                    </text:list>
                  </text:list-item>
                  <text:list-item>
                    <text:p><text:span text:style-name="T1">A Stack Frame implements the Scoping by the nature of adding / removing items from the st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ing Heap</text:p>
          </draw:text-box>
        </draw:frame>
        <draw:frame presentation:style-name="pr4" draw:text-style-name="P3" draw:layer="layout" svg:width="26.032cm" svg:height="11.555cm" svg:x="1.524cm" svg:y="3.685cm" presentation:class="outline" presentation:user-transformed="true">
          <draw:text-box>
            <text:list text:style-name="L2">
              <text:list-item>
                <text:p><text:span text:style-name="T1">Store data has a longer lifetime than a code block</text:span></text:p>
                <text:list>
                  <text:list-item>
                    <text:p><text:span text:style-name="T1">ex. objects that need to be shared across multiple methods</text:span></text:p>
                  </text:list-item>
                  <text:list-item>
                    <text:p><text:span text:style-name="T1">The Heap is all the memory except the data on the stacks.</text:span></text:p>
                  </text:list-item>
                </text:list>
              </text:list-item>
              <text:list-item>
                <text:p><text:span text:style-name="T1">All Objects are stored in the Heap, but primitive type ( int, double are stored on the stack )</text:span></text:p>
                <text:list>
                  <text:list-item>
                    <text:p><text:span text:style-name="T1">Advantage : Make it easier to pass large objects to different object ( once the object is found attach the reference )</text:span></text:p>
                  </text:list-item>
                </text:list>
              </text:list-item>
              <text:list-item>
                <text:p><text:span text:style-name="T1">All the references are stored on the stack</text:span></text:p>
              </text:list-item>
              <text:list-item>
                <text:p><text:span text:style-name="T1">Rules</text:span></text:p>
                <text:list>
                  <text:list-item>
                    <text:p><text:span text:style-name="T1">Objects are stored on the heap</text:span></text:p>
                  </text:list-item>
                  <text:list-item>
                    <text:p><text:span text:style-name="T1">Variables are a reference to the the object</text:span></text:p>
                  </text:list-item>
                  <text:list-item>
                    <text:p><text:span text:style-name="T1">Local variables are stored on the stack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newInital.toLowerCase()</text:span><text:span text:style-name="T1"><text:tab/></text:span><text:span text:style-name="T1"><text:tab/></text:span><text:span text:style-name="T1">// Returns a value, but there is no variable assigned to it</text:span></text:p>
                    <text:list>
                      <text:list-item>
                        <text:p><text:span text:style-name="T1">The lower case String Object is created on the heap</text:span></text:p>
                      </text:list-item>
                      <text:list-item>
                        <text:p><text:span text:style-name="T1">there is no association to either an object on the heap or a value on the local stack </text:span></text:p>
                        <text:list>
                          <text:list-item>
                            <text:p><text:span text:style-name="T1">so it is automatically made ready for garbage colle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ssing Variables by valu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public class Main {</text:span></text:p>
                    <text:list>
                      <text:list-item>
                        <text:p><text:span text:style-name="T1">public static void main(String[] args) {</text:span></text:p>
                        <text:list>
                          <text:list-item>
                            <text:p><text:span text:style-name="T1">int localVariable = 5;</text:span></text:p>
                          </text:list-item>
                          <text:list-item>
                            <text:p><text:span text:style-name="T1">calculate(localValue);</text:span></text:p>
                          </text:list-item>
                          <text:list-item>
                            <text:p><text:span text:style-name="T1">System.out.println(localValue)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public static void (int localValue) {</text:span></text:p>
                        <text:list>
                          <text:list-item>
                            <text:p><text:span text:style-name="T1">calcValue = calcValue * 100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Rule : Pass a value into a method a copy of the value is being passed in.</text:span></text:p>
                  </text:list-item>
                  <text:list-item>
                    <text:p><text:span text:style-name="T1">The calcValue is a copy of the localVariable ( Each are entries on the Stack Frame ) <text:s/>so the localVariable value will not be changed</text:span></text:p>
                    <text:list>
                      <text:list-item>
                        <text:p><text:span text:style-name="T1">calcValue and localValue values are actual values on the stack and do not point to memory in the Heap Object</text:span></text:p>
                      </text:list-item>
                    </text:list>
                  </text:list-item>
                  <text:list-item>
                    <text:p><text:span text:style-name="T1">called passing by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Objects are Passed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For objects passed into methods, the reference to the object is passed by value.</text:span></text:p>
                <text:list>
                  <text:list-item>
                    <text:p><text:span text:style-name="T1">On the stack a copy the Reference ( pointer ) to the object in Heap Memory is created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public class Main {</text:span></text:p>
                    <text:list>
                      <text:list-item>
                        <text:p><text:span text:style-name="T1">public static void main(String[] args ) {</text:span></text:p>
                        <text:list>
                          <text:list-item>
                            <text:p><text:span text:style-name="T1">Customer c = new Customer(“Sally”);</text:span><text:span text:style-name="T1"><text:tab/></text:span><text:span text:style-name="T1"><text:tab/></text:span><text:span text:style-name="T1"><text:tab/></text:span><text:span text:style-name="T1">The reference c is on the stack and the instance is on the heap</text:span></text:p>
                          </text:list-item>
                          <text:list-item>
                            <text:p><text:span text:style-name="T1">renameCustomer(c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 new stack frame is created with a copy of the reference c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System.out.println(c.getName());</text:span><text:span text:style-name="T1"><text:tab/></text:span><text:span text:style-name="T1"><text:tab/></text:span><text:span text:style-name="T1"><text:tab/></text:span><text:span text:style-name="T1"><text:tab/>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public static void renameCustomer(Customer cust) {</text:span></text:p>
                    <text:list>
                      <text:list-item>
                        <text:p><text:span text:style-name="T1">cust.setName(“Diane”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hange the name on the heap using the value of customer which is the same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value as c in the calling routine.</text:span></text:p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nal Keyword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When a final reference in the stack is assigned an object in the heap, </text:span></text:p>
                <text:list>
                  <text:list-item>
                    <text:p><text:span text:style-name="T1">No longer change the reference since the final keyword stops us from doing that</text:span></text:p>
                  </text:list-item>
                </text:list>
              </text:list-item>
              <text:list-item>
                <text:p><text:span text:style-name="T1">In java it is not possible to fix the state of the object and make it unchangeable</text:span></text:p>
              </text:list-item>
              <text:list-item>
                <text:p><text:span text:style-name="T1">Using the final keyword can mutate the instance on the heap, but never the reference on the local stack</text:span></text:p>
                <text:list>
                  <text:list-item>
                    <text:p><text:span text:style-name="T1">The reference on the local stack cannot be changed.</text:span></text:p>
                  </text:list-item>
                </text:list>
              </text:list-item>
              <text:list-item>
                <text:p><text:span text:style-name="T1">Making classes final</text:span></text:p>
                <text:list>
                  <text:list-item>
                    <text:p><text:span text:style-name="T1">To avoid derived class from overriding a particular base class functionality.</text:span></text:p>
                  </text:list-item>
                  <text:list-item>
                    <text:p><text:span text:style-name="T1">This is for security purpose, where base class is giving some important core functionality of the framework where derived class is not supposed to change it.</text:span></text:p>
                  </text:list-item>
                  <text:list-item>
                    <text:p><text:span text:style-name="T1">Final methods are faster than instance methods, as there is no use of virtual table concept for final and private methods. So where ever there is a possibility, try to use final method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27cm" svg:y="-0.508cm" presentation:class="title" presentation:user-transformed="true">
          <draw:text-box>
            <text:p>Final Keyword</text:p>
          </draw:text-box>
        </draw:frame>
        <draw:frame presentation:style-name="pr4" draw:text-style-name="P3" draw:layer="layout" svg:width="26.032cm" svg:height="13.373cm" svg:x="1.4cm" svg:y="2.121cm" presentation:class="outline" presentation:user-transformed="true">
          <draw:text-box>
            <text:list text:style-name="L2">
              <text:list-item>
                <text:p><text:span text:style-name="T1">Example(s) of how to use finals</text:span></text:p>
                <text:list>
                  <text:list-item>
                    <text:p><text:span text:style-name="T1">class Gfg <text:s/>{ </text:span></text:p>
                  </text:list-item>
                  <text:list-item>
                    <text:p><text:span text:style-name="T1"><text:s/></text:span><text:span text:style-name="T2"><text:s text:c="4"/></text:span><text:span text:style-name="T2">final int THRESHOLD = 5; </text:span><text:span text:style-name="T2"><text:tab/></text:span><text:span text:style-name="T2"><text:tab/></text:span><text:span text:style-name="T2"><text:tab/></text:span><text:span text:style-name="T1"> <text:s text:c="3"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// a final variable <text:s/>/ direct initialization</text:span></text:p>
                  </text:list-item>
                  <text:list-item>
                    <text:p><text:span text:style-name="T1"><text:s text:c="5"/></text:span><text:span text:style-name="T2">final int CAPACITY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1"><text:s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// a blank final variable </text:span></text:p>
                  </text:list-item>
                  <text:list-item>
                    <text:p><text:span text:style-name="T2"><text:s text:c="5"/></text:span><text:span text:style-name="T1">final int <text:s/>MINIMUM;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another blank final variable </text:span></text:p>
                  </text:list-item>
                  <text:list-item>
                    <text:p><text:span text:style-name="T2"><text:s text:c="4"/></text:span><text:span text:style-name="T1"><text:s/></text:span><text:span text:style-name="T1">static final double PI = 3.141592653589793; 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a final static variable PI <text:s/>direct initialize 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<text:s text:c="4"/></text:span><text:span text:style-name="T1">// a <text:s/>blank final static <text:s/>variable </text:span></text:p>
                  </text:list-item>
                  <text:list-item>
                    <text:p><text:span text:style-name="T1"><text:s text:c="4"/></text:span><text:span text:style-name="T1">static final double EULERCONSTANT; </text:span></text:p>
                  </text:list-item>
                  <text:list-item>
                    <text:p><text:span text:style-name="T1"><text:s text:c="6"/></text:span></text:p>
                  </text:list-item>
                  <text:list-item>
                    <text:p><text:span text:style-name="T1"><text:s text:c="4"/></text:span><text:span text:style-name="T1">// instance initializer block for <text:s/></text:span></text:p>
                  </text:list-item>
                  <text:list-item>
                    <text:p><text:span text:style-name="T1"><text:s text:c="4"/></text:span><text:span text:style-name="T1">// initializing CAPACITY <text:s text:c="4"/></text:span></text:p>
                  </text:list-item>
                  <text:list-item>
                    <text:p><text:span text:style-name="T1"><text:s text:c="3"/></text:span><text:span text:style-name="T1">{ <text:s text:c="3"/>CAPACITY = 25; <text:s/>} </text:span></text:p>
                  </text:list-item>
                  <text:list-item>
                    <text:p><text:span text:style-name="T1"><text:s text:c="6"/></text:span></text:p>
                  </text:list-item>
                  <text:list-item>
                    <text:p><text:span text:style-name="T1"><text:s text:c="4"/></text:span><text:span text:style-name="T1">// static initializer block for <text:s text:c="2"/>initializing EULERCONSTANT </text:span></text:p>
                  </text:list-item>
                  <text:list-item>
                    <text:p><text:span text:style-name="T1"><text:s text:c="4"/></text:span><text:span text:style-name="T1">static{ <text:s/>EULERCONSTANT = 2.3; } </text:span></text:p>
                  </text:list-item>
                  <text:list-item>
                    <text:p><text:span text:style-name="T1"><text:s text:c="6"/></text:span></text:p>
                  </text:list-item>
                  <text:list-item>
                    <text:p><text:span text:style-name="T1"><text:s text:c="4"/></text:span><text:span text:style-name="T1">// constructor for initializing MINIMUM / Note that if there are more than one <text:s/>/ constructor, you must initialize MINIMUM in the other too.</text:span></text:p>
                  </text:list-item>
                  <text:list-item>
                    <text:p><text:span text:style-name="T1"><text:s text:c="4"/></text:span><text:span text:style-name="T1">public GFG() <text:s text:c="2"/>{ MINIMUM = -1; <text:s/>} <text:s text:c="4"/>}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scaping Reference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public class CustomerRecords {</text:span></text:p>
                    <text:list>
                      <text:list-item>
                        <text:p><text:span text:style-name="T1">private Map&lt;String, Customer&gt; records;</text:span></text:p>
                      </text:list-item>
                      <text:list-item>
                        <text:p><text:span text:style-name="T1">public CustomerRecords() { this.records = new HashMap&lt;String, Customer&gt;(); }</text:span></text:p>
                      </text:list-item>
                      <text:list-item>
                        <text:p><text:span text:style-name="T1">public void addCustomer(Customer c ) { this.records.put(c.getName(), c); } <text:s text:c="2"/></text:span><text:span text:style-name="T1"><text:tab/></text:span><text:span text:style-name="T1"><text:tab/></text:span></text:p>
                      </text:list-item>
                      <text:list-item>
                        <text:p><text:span text:style-name="T3">public void Map&lt;String, Customer&gt; getCustomers() { return this.records; }</text:span><text:span text:style-name="T3"><text:tab/></text:span><text:span text:style-name="T1">// Return a reference to a collection so you can do anything</text:span></text:p>
                        <text:list>
                          <text:list-item>
                            <text:p><text:span text:style-name="T1">// The reference for the map has escaped from the class which should have been encapsulated</text:span></text:p>
                          </text:list-item>
                          <text:list-item>
                            <text:p><text:span text:style-name="T1">// Now Map&lt;String Customer&gt; records is essentially a public variabl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Client Code </text:span></text:p>
                    <text:list>
                      <text:list-item>
                        <text:p><text:span text:style-name="T1">CustomersRecords records = new CustomerRecords();</text:span></text:p>
                      </text:list-item>
                      <text:list-item>
                        <text:p><text:span text:style-name="T1">records.addCustomer(new Customer(“John”));</text:span></text:p>
                      </text:list-item>
                      <text:list-item>
                        <text:p><text:span text:style-name="T1">records.addCustomer(new Customer(“Simon”));</text:span></text:p>
                      </text:list-item>
                      <text:list-item>
                        <text:p><text:span text:style-name="T1">for ( Customer next : record.getCustomers().values()) { System.out.println(next); }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scaping Referenc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">References can only escape if a reference to the actual object</text:span></text:p>
              </text:list-item>
              <text:list-item>
                <text:p text:style-name="P6"><text:span text:style-name="T1">could implement an iterator</text:span></text:p>
                <text:list>
                  <text:list-item>
                    <text:p><text:span text:style-name="T1">The iterator has a remove method, so the original list could be removed.</text:span></text:p>
                  </text:list-item>
                </text:list>
              </text:list-item>
              <text:list-item>
                <text:p text:style-name="P6"><text:span text:style-name="T1">could create a copy of the object</text:span></text:p>
                <text:list>
                  <text:list-item>
                    <text:p text:style-name="P6"><text:span text:style-name="T1">Problem : Reference inside of the object can still contain access to mutable data</text:span></text:p>
                  </text:list-item>
                  <text:list-item>
                    <text:p text:style-name="P6"><text:span text:style-name="T1">Ex. You have a collection with a list of Customers</text:span></text:p>
                    <text:list>
                      <text:list-item>
                        <text:p><text:span text:style-name="T1">On the collection the list is copied, <text:s/>You cannot change the original list, but you can change the name of the customers</text:span></text:p>
                      </text:list-item>
                      <text:list-item>
                        <text:p><text:span text:style-name="T1">Since customer’s name is not part of the list , but part of the customer object it can still be modified.</text:span></text:p>
                      </text:list-item>
                    </text:list>
                  </text:list-item>
                  <text:list-item>
                    <text:p><text:span text:style-name="T1">Also the records.getCustomers().clear() </text:span><text:span text:style-name="T1"><text:tab/></text:span><text:span text:style-name="T1">→ Is not understandable. <text:s/>Only the copy will have 0 records not the original</text:span></text:p>
                  </text:list-item>
                </text:list>
              </text:list-item>
              <text:list-item>
                <text:p><text:span text:style-name="T1">Return an immutable class</text:span></text:p>
                <text:list>
                  <text:list-item>
                    <text:p><text:span text:style-name="T1">Collections.unmodifyableMap</text:span></text:p>
                  </text:list-item>
                  <text:list-item>
                    <text:p><text:span text:style-name="T1"><text:s/></text:span><text:span text:style-name="T1">Collections.umnodifyableLi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voiding Escaping References</text:p>
          </draw:text-box>
        </draw:frame>
        <draw:frame presentation:style-name="pr4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We have a methods that return a reference to a single object</text:span></text:p>
                <text:list>
                  <text:list-item>
                    <text:p><text:span text:style-name="T4">We have an escaping reference ( customer object)</text:span></text:p>
                    <text:list>
                      <text:list-item>
                        <text:p><text:span text:style-name="T4">Can now call any methods that change the customer</text:span></text:p>
                      </text:list-item>
                    </text:list>
                  </text:list-item>
                  <text:list-item>
                    <text:p><text:span text:style-name="T4">Solution : Provide a read only copy of a Customer</text:span></text:p>
                    <text:list>
                      <text:list-item>
                        <text:p><text:span text:style-name="T4">Create a copy constructor</text:span></text:p>
                      </text:list-item>
                      <text:list-item>
                        <text:p><text:span text:style-name="T4">Problem : can still change underlying object in the collection using references contained in the the colle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4">Problem : If the class has setter and getter functions then the user might change the object, but have no effect on the actual collection</text:span></text:p>
                <text:list>
                  <text:list-item>
                    <text:p><text:span text:style-name="T4">Solution : Provide a read only version of the customer using interfaces ( which has read only methods )</text:span></text:p>
                    <text:list>
                      <text:list-item>
                        <text:p><text:span text:style-name="T4">Advantage : some level of control of the instance.</text:span></text:p>
                      </text:list-item>
                      <text:list-item>
                        <text:p><text:span text:style-name="T5">Disadvantage : </text:span><text:span text:style-name="T4">If the class has a value that is a reference then the user may be able to modify the value of that instance..</text:span></text:p>
                      </text:list-item>
                    </text:list>
                  </text:list-item>
                  <text:list-item>
                    <text:p text:style-name="P4"><text:span text:style-name="T4">Solution: Immutable Classes</text:span></text:p>
                    <text:list>
                      <text:list-item>
                        <text:p><text:span text:style-name="T4">If the class has a value that is a reference then the user may be able to modify the value of that instance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scaping Reference Exercise</text:p>
          </draw:text-box>
        </draw:frame>
        <draw:frame presentation:style-name="pr4" draw:text-style-name="P7" draw:layer="layout" svg:width="26.286cm" svg:height="12.065cm" svg:x="1.4cm" svg:y="3.685cm" presentation:class="outline" presentation:user-transformed="true">
          <draw:text-box>
            <text:list text:style-name="L2">
              <text:list-item>
                <text:p><text:span text:style-name="T4">References to immutable object</text:span></text:p>
                <text:list>
                  <text:list-item>
                    <text:p><text:span text:style-name="T4">The only way to change a value is to provide a new reference value.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Customer customer = ( new Customer(“John”));</text:span></text:p>
                      </text:list-item>
                      <text:list-item>
                        <text:p><text:span text:style-name="T4">String name customer.getName();</text:span></text:p>
                      </text:list-item>
                      <text:list-item>
                        <text:p><text:span text:style-name="T4">name = “Simon”</text:span><text:span text:style-name="T4"><text:tab/></text:span><text:span text:style-name="T4"><text:tab/></text:span><text:span text:style-name="T4"><text:tab/></text:span><text:span text:style-name="T4"><text:tab/></text:span><text:span text:style-name="T4">// The name reference get the location of Simon. The String containing “John” is not changed</text:span></text:p>
                      </text:list-item>
                    </text:list>
                  </text:list-item>
                  <text:list-item>
                    <text:p><text:span text:style-name="T4">Primitive Types, Big Decimal, Strings are all immutable</text:span></text:p>
                  </text:list-item>
                </text:list>
              </text:list-item>
              <text:list-item>
                <text:p><text:span text:style-name="T4">Escaping references cause an issue when they are not immutable.</text:span></text:p>
              </text:list-item>
              <text:list-item>
                <text:p><text:span text:style-name="T4">A Class is immutable if none of the member functions cannot be modified.</text:span></text:p>
                <text:list>
                  <text:list-item>
                    <text:p><text:span text:style-name="T4">Do not need to store the values, they can have values derived, but can have functions return the value</text:span></text:p>
                  </text:list-item>
                  <text:list-item>
                    <text:p><text:span text:style-name="T4">can use an interface to create a read only class</text:span></text:p>
                  </text:list-item>
                </text:list>
              </text:list-item>
              <text:list-item>
                <text:p><text:span text:style-name="T4">Do not mutate values in a get method</text:span></text:p>
                <text:list>
                  <text:list-item>
                    <text:p><text:span text:style-name="T4">separate the code into a separate function and call that function</text:span></text:p>
                  </text:list-item>
                  <text:list-item>
                    <text:p><text:span text:style-name="T4">Consider : Instead of returning the Collection return one element – Easier to return immutable for one class instead of a class and coll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ing Pools</text:p>
          </draw:text-box>
        </draw:frame>
        <draw:frame presentation:style-name="pr4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Java put all instances on the heap, to provide a single clean way of doing things</text:span></text:p>
                <text:list>
                  <text:list-item>
                    <text:p><text:span text:style-name="T4">However, if they detect an instance will not be used outside the scope then the instance is put outside the stack</text:span></text:p>
                  </text:list-item>
                  <text:list-item>
                    <text:p><text:span text:style-name="T4">Even through we don’t have choice the virtual machine make the most efficient choice for us.</text:span></text:p>
                  </text:list-item>
                  <text:list-item>
                    <text:p><text:span text:style-name="T4">String literals do not reside in the heap ( Global Storage), but the String Pools</text:span></text:p>
                  </text:list-item>
                </text:list>
              </text:list-item>
              <text:list-item>
                <text:p><text:span text:style-name="T4">Internalized String – Java sets a reference to a String already created if they are both the same.</text:span></text:p>
                <text:list>
                  <text:list-item>
                    <text:p><text:span text:style-name="T4">force the virtual machine to put the String into the pool</text:span></text:p>
                    <text:list>
                      <text:list-item>
                        <text:p><text:span text:style-name="T4">The method is called intern(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he virtual string put them into into a pool</text:span></text:p>
                <text:list>
                  <text:list-item>
                    <text:p><text:span text:style-name="T4">Will not put Strings that are created using the new</text:span></text:p>
                    <text:list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String three = new Integer(76).toString()</text:span></text:p>
                          </text:list-item>
                          <text:list-item>
                            <text:p><text:span text:style-name="T4">String four = “76”</text:span></text:p>
                          </text:list-item>
                          <text:list-item>
                            <text:p><text:span text:style-name="T4">Both three and four will not be the same object, but contain the same value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arbage Eligibility</text:p>
          </draw:text-box>
        </draw:frame>
        <draw:frame presentation:style-name="pr4" draw:text-style-name="P7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Java avoid memory leaks </text:span></text:p>
                <text:list>
                  <text:list-item>
                    <text:p><text:span text:style-name="T4">Java run on a virtual machine : The new keyword does not take memory from the OS, but the virtual machine</text:span></text:p>
                  </text:list-item>
                  <text:list-item>
                    <text:p><text:span text:style-name="T4">Garbage Collection</text:span></text:p>
                    <text:list>
                      <text:list-item>
                        <text:p><text:span text:style-name="T4">Programmers ask for objects to be created on the heap, but an automatic process analyzes the heap and works out which objects are not needed and delete them</text:span></text:p>
                        <text:list>
                          <text:list-item>
                            <text:p><text:span text:style-name="T4">Rule : Any object on the heap which cannot be reached through a reference on the Stack is eligible for garbage collection</text:span></text:p>
                          </text:list-item>
                          <text:list-item>
                            <text:p><text:span text:style-name="T4">Reference Object can be garbage. <text:s/>Example An ArrayList of Customer Instances that has no reference from a Stack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C() and Finalize Mehtod</text:p>
          </draw:text-box>
        </draw:frame>
        <draw:frame presentation:style-name="pr4" draw:text-style-name="P7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Java Philosophy – Garbage collection should be handled by an automatic process not the user.</text:span></text:p>
              </text:list-item>
              <text:list-item>
                <text:p><text:span text:style-name="T4">System.gc()</text:span></text:p>
                <text:list>
                  <text:list-item>
                    <text:p><text:span text:style-name="T4">No guarantee that Garbage Collection will be done when System.gc() is called.</text:span></text:p>
                  </text:list-item>
                  <text:list-item>
                    <text:p><text:span text:style-name="T4">When should you tell the GC when to run</text:span></text:p>
                    <text:list>
                      <text:list-item>
                        <text:p><text:span text:style-name="T4">Determine when two blocks are code are efficient.</text:span></text:p>
                        <text:list>
                          <text:list-item>
                            <text:p><text:span text:style-name="T4">trying to start the application of the code block in the same sta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Garbage collection will temperately stopped all threads from running until complete</text:span></text:p>
                    <text:list>
                      <text:list-item>
                        <text:p><text:span text:style-name="T4">Want GC to be quick and <text:s/>reasonable infrequen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finalize()</text:span></text:p>
                <text:list>
                  <text:list-item>
                    <text:p><text:span text:style-name="T4">When an instance is garbage collected ( removed from heap). <text:s/>Ran after the object has been removed.</text:span></text:p>
                  </text:list-item>
                  <text:list-item>
                    <text:p><text:span text:style-name="T4">Problem : Don’t know if the finalize method will run or when it will run.</text:span></text:p>
                  </text:list-item>
                  <text:list-item>
                    <text:p><text:span text:style-name="T4">Only needed to keep the heap clean when running</text:span></text:p>
                  </text:list-item>
                  <text:list-item>
                    <text:p><text:span text:style-name="T4">Only use : As a check that resource have been closed</text:span></text:p>
                    <text:list>
                      <text:list-item>
                        <text:p><text:span text:style-name="T4">example public void finalize() { If file.isOpen()) { logger.warn(“It looks like this resource was not closed”); }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tecting Soft Leaks</text:p>
          </draw:text-box>
        </draw:frame>
        <draw:frame presentation:style-name="pr4" draw:text-style-name="P7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Written Code that keeps an object live even though you will not use it again</text:span></text:p>
                <text:list>
                  <text:list-item>
                    <text:p><text:span text:style-name="T4">Example</text:span></text:p>
                    <text:list>
                      <text:list-item>
                        <text:p><text:span text:style-name="T4">A collection ( Customer Manager ) contains customers</text:span></text:p>
                      </text:list-item>
                      <text:list-item>
                        <text:p><text:span text:style-name="T4">customerManager.getNextCustomer() that gets the customer, but does not remove so the instance is always in the collec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o understand a memory leak the heap can be made smaller</text:span></text:p>
                <text:list>
                  <text:list-item>
                    <text:p><text:span text:style-name="T4">-Xmx 10m</text:span><text:span text:style-name="T4"><text:tab/></text:span><text:span text:style-name="T4"><text:tab/></text:span><text:span text:style-name="T4"><text:tab/></text:span><text:span text:style-name="T4"><text:tab/></text:span><text:span text:style-name="T4">// Setup a Heap with 10 megabytes</text:span></text:p>
                  </text:list-item>
                </text:list>
              </text:list-item>
              <text:list-item>
                <text:p><text:span text:style-name="T4">jvisualvm can monitor the heap and other parts of the JV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rk and Sweep</text:p>
          </draw:text-box>
        </draw:frame>
        <draw:frame presentation:style-name="pr4" draw:text-style-name="P7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A two stage process</text:span></text:p>
                <text:list>
                  <text:list-item>
                    <text:p><text:span text:style-name="T4">mark </text:span></text:p>
                    <text:list>
                      <text:list-item>
                        <text:p><text:span text:style-name="T4">cannot not work properly if the application is not paused</text:span></text:p>
                      </text:list-item>
                      <text:list-item>
                        <text:p><text:span text:style-name="T4">looks at every instance on the stack and marks them as alive</text:span></text:p>
                      </text:list-item>
                    </text:list>
                  </text:list-item>
                  <text:list-item>
                    <text:p><text:span text:style-name="T4">sweep </text:span></text:p>
                    <text:list>
                      <text:list-item>
                        <text:p><text:span text:style-name="T4">The instance not marked are removed.</text:span></text:p>
                      </text:list-item>
                    </text:list>
                  </text:list-item>
                  <text:list-item>
                    <text:p><text:span text:style-name="T4">The kept instances are moved into a single continious block of memory</text:span></text:p>
                  </text:list-item>
                </text:list>
              </text:list-item>
              <text:list-item>
                <text:p><text:span text:style-name="T4">The more garbage on the heap the faster the “Mark and Sweep”</text:span></text:p>
                <text:list>
                  <text:list-item>
                    <text:p><text:span text:style-name="T4">Less marking will be d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enerational Garbage Collection</text:p>
          </draw:text-box>
        </draw:frame>
        <draw:frame presentation:style-name="pr4" draw:text-style-name="P7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Most Object don’t live for long and If object survives one garbage collection, it is likely to live forever.</text:span></text:p>
              </text:list-item>
              <text:list-item>
                <text:p><text:span text:style-name="T4">The Heap is divided into young and old</text:span></text:p>
                <text:list>
                  <text:list-item>
                    <text:p><text:span text:style-name="T4">Young</text:span></text:p>
                    <text:list>
                      <text:list-item>
                        <text:p><text:span text:style-name="T4">Objects are created there</text:span></text:p>
                      </text:list-item>
                      <text:list-item>
                        <text:p><text:span text:style-name="T4">The size of the Young generation is small and will fill up quickly and garbage collection will be done frequently </text:span></text:p>
                        <text:list>
                          <text:list-item>
                            <text:p><text:span text:style-name="T4">Since most object will be garbage collected the algorithm ( mark and sweep ) will be very fast</text:span></text:p>
                          </text:list-item>
                          <text:list-item>
                            <text:p><text:span text:style-name="T4">Will not notice the operation freezin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Old Generation</text:span></text:p>
                    <text:list>
                      <text:list-item>
                        <text:p><text:span text:style-name="T4">Any surviving one round of garbage collection is copied to the old generation</text:span></text:p>
                      </text:list-item>
                      <text:list-item>
                        <text:p><text:span text:style-name="T4">Mark and Sweep will only be done if needed ( ex. the old section becomes fu )</text:span></text:p>
                        <text:list>
                          <text:list-item>
                            <text:p><text:span text:style-name="T4">Will be slow since </text:span></text:p>
                            <text:list>
                              <text:list-item>
                                <text:p><text:span text:style-name="T4">A bigger block to sweep</text:span></text:p>
                              </text:list-item>
                              <text:list-item>
                                <text:p><text:span text:style-name="T4">Many objects are alive</text:span></text:p>
                              </text:list-item>
                              <text:list-item>
                                <text:p><text:span text:style-name="T4">The compacting process will take tim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Visual VM has a plugin called visualgc which shows Old Generation and the Young Generation</text:span></text:p>
                <text:list>
                  <text:list-item>
                    <text:p><text:span text:style-name="T4">Young Generation is split into Eden ( When Eden gets full the object are moved into the survivor space <text:s/>0, S0, S1 )</text:span></text:p>
                    <text:list>
                      <text:list-item>
                        <text:p><text:span text:style-name="T4">When S0 is full the data will be compacted into S1 and when S1 is full the data will be moved to S1</text:span></text:p>
                      </text:list-item>
                      <text:list-item>
                        <text:p><text:span text:style-name="T4">The Compacting process moves them to S0 or S1 depending on the </text:span></text:p>
                      </text:list-item>
                      <text:list-item>
                        <text:p><text:span text:style-name="T4">Can run out of memory if fill up Eden since some memory is reserved for S0 and S1</text:span></text:p>
                      </text:list-item>
                    </text:list>
                  </text:list-item>
                  <text:list-item>
                    <text:p><text:span text:style-name="T6">With the Addition of S0, S1 anything that survives 8 garbage collections is considered old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473cm" svg:x="1.27cm" svg:y="0cm" presentation:class="title" presentation:user-transformed="true">
          <draw:text-box>
            <text:p>Using Visual GC to view a soft leak<text:line-break/>Using Memory Analyzer Tool</text:p>
          </draw:text-box>
        </draw:frame>
        <draw:frame presentation:style-name="pr4" draw:text-style-name="P7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From Visual tool go to garbage collection and you can view the section ( <text:s/>eden, s0, s1, old) </text:span></text:p>
                <text:list>
                  <text:list-item>
                    <text:p><text:span text:style-name="T4">Make sure -Xmx ( Heap Size) is set to a small enough to make it easier to find leaks</text:span></text:p>
                  </text:list-item>
                </text:list>
              </text:list-item>
              <text:list-item>
                <text:p><text:span text:style-name="T4">Using Memory Analyzer Tool</text:span></text:p>
                <text:list>
                  <text:list-item>
                    <text:p><text:span text:style-name="T4">Another tool to find Memory Leak</text:span></text:p>
                  </text:list-item>
                  <text:list-item>
                    <text:p><text:span text:style-name="T4">On the monitor tab there is a button called “Heap Dump”</text:span></text:p>
                    <text:list>
                      <text:list-item>
                        <text:p><text:span text:style-name="T4">Save entire heap as a file</text:span></text:p>
                      </text:list-item>
                    </text:list>
                  </text:list-item>
                  <text:list-item>
                    <text:p><text:span text:style-name="T4">Memory Analyzer ( MAT ) – Get from </text:span><text:span text:style-name="T4"><text:a xlink:href="http://www.eclipse.org/" xlink:type="simple">www.eclipse.org</text:a></text:span><text:span text:style-name="T4">/mat</text:span></text:p>
                    <text:list>
                      <text:list-item>
                        <text:p><text:span text:style-name="T4">Can select a report ( There may be more )</text:span></text:p>
                        <text:list>
                          <text:list-item>
                            <text:p><text:span text:style-name="T4">Leak Suspects Report – Automatically check the heap dump for leak suspects. <text:s/>Report what object are kep alive and why they are not garbage collect</text:span></text:p>
                          </text:list-item>
                          <text:list-item>
                            <text:p><text:span text:style-name="T4">Component Report – Analyze a set of object for suspected memory issues: duplicate strings, empty collections, finializer, week references</text:span></text:p>
                          </text:list-item>
                        </text:list>
                      </text:list-item>
                      <text:list-item>
                        <text:p><text:span text:style-name="T4">The Leak Suspects</text:span></text:p>
                        <text:list>
                          <text:list-item>
                            <text:p><text:span text:style-name="T4">A pie graphs showing objects and the amount of memory being used ( does not include instance names )</text:span></text:p>
                          </text:list-item>
                          <text:list-item>
                            <text:p><text:span text:style-name="T4">Click on Details Link to get the tree that shows the specific type of instance ( eg. Array List )</text:span></text:p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ermGen and MetaSpace</text:p>
          </draw:text-box>
        </draw:frame>
        <draw:frame presentation:style-name="pr4" draw:text-style-name="P7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Lets Start with Java 6 – A further part of the heap called PermGen</text:span></text:p>
                <text:list>
                  <text:list-item>
                    <text:list>
                      <text:list-item>
                        <text:p><text:span text:style-name="T4">Objects in this are preserved forever permGen</text:span></text:p>
                      </text:list-item>
                      <text:list-item>
                        <text:p><text:span text:style-name="T4">Type of Objects found</text:span></text:p>
                        <text:list>
                          <text:list-item>
                            <text:p><text:span text:style-name="T4">internalized String</text:span></text:p>
                          </text:list-item>
                          <text:list-item>
                            <text:p><text:span text:style-name="T4">class blueprints</text:span></text:p>
                          </text:list-item>
                        </text:list>
                      </text:list-item>
                      <text:list-item>
                        <text:p><text:span text:style-name="T4">May get a message that permGen has run out of space</text:span></text:p>
                        <text:list>
                          <text:list-item>
                            <text:p><text:span text:style-name="T4">App has too many classes or internalized classes</text:span></text:p>
                          </text:list-item>
                          <text:list-item>
                            <text:p><text:span text:style-name="T4">Not your fault</text:span></text:p>
                          </text:list-item>
                          <text:list-item>
                            <text:p><text:span text:style-name="T4">increase the size of memory in your heap.</text:span></text:p>
                          </text:list-item>
                        </text:list>
                      </text:list-item>
                      <text:list-item>
                        <text:p><text:span text:style-name="T4">If a server application is running</text:span></text:p>
                        <text:list>
                          <text:list-item>
                            <text:p><text:span text:style-name="T4">Each time an application (with or without changes ) is deployed a new permgen is created. <text:s/></text:span></text:p>
                            <text:list>
                              <text:list-item>
                                <text:p><text:span text:style-name="T4">All the data from old perm is saved and never garbage collected</text:span></text:p>
                              </text:list-item>
                              <text:list-item>
                                <text:p><text:span text:style-name="T4">The permgen will run out of space eventually since new permgens are being created</text:span></text:p>
                              </text:list-item>
                            </text:list>
                          </text:list-item>
                          <text:list-item>
                            <text:p><text:span text:style-name="T4">Best Solution is to stop tomcat, add the new version and then deplo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Next is Java 7 – internalized Strings are now in the old section of the head and can be garbage collected.</text:span></text:p>
                  </text:list-item>
                  <text:list-item>
                    <text:p><text:span text:style-name="T4">Next in Java 8 – Removed the Permgen and added a separate area outside the heap called Metaspace</text:span></text:p>
                    <text:list>
                      <text:list-item>
                        <text:p><text:span text:style-name="T4">Max Space is the total available system memory for the computer</text:span></text:p>
                      </text:list-item>
                      <text:list-item>
                        <text:p><text:span text:style-name="T4">Can cap <text:s/>the meta space</text:span></text:p>
                      </text:list-item>
                      <text:list-item>
                        <text:p><text:span text:style-name="T4">When classes are no longer creatable the metadata for the classes is removed (</text:span></text:p>
                        <text:list>
                          <text:list-item>
                            <text:p><text:span text:style-name="T4">eg. <text:s/>Redeploying on Tomcat will remove all classes and then add the new on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ap Size</text:p>
          </draw:text-box>
        </draw:frame>
        <draw:frame presentation:style-name="pr4" draw:text-style-name="P7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-Xmx </text:span><text:span text:style-name="T4"><text:tab/></text:span><text:span text:style-name="T4"><text:tab/></text:span><text:span text:style-name="T4"><text:tab/></text:span><text:span text:style-name="T4">Sets the minimum heap size</text:span></text:p>
              </text:list-item>
              <text:list-item>
                <text:p><text:span text:style-name="T4">-Xms</text:span><text:span text:style-name="T4"><text:tab/></text:span><text:span text:style-name="T4"><text:tab/></text:span><text:span text:style-name="T4"><text:tab/></text:span><text:span text:style-name="T4">Sets the starting heap size</text:span></text:p>
              </text:list-item>
              <text:list-item>
                <text:p><text:span text:style-name="T4">-XX:MaxPermSize</text:span><text:span text:style-name="T4"><text:tab/></text:span><text:span text:style-name="T4">Sets the size of the perm gen space</text:span></text:p>
                <text:list>
                  <text:list-item>
                    <text:p><text:span text:style-name="T4">Used in java runtime below version 8</text:span></text:p>
                  </text:list-item>
                </text:list>
              </text:list-item>
              <text:list-item>
                <text:p><text:span text:style-name="T4">-verbose:gc</text:span><text:span text:style-name="T4"><text:tab/></text:span><text:span text:style-name="T4"><text:tab/></text:span><text:span text:style-name="T4">prints to the console when a garbage collection takes place</text:span></text:p>
              </text:list-item>
              <text:list-item>
                <text:p><text:span text:style-name="T4">-Xmn</text:span><text:span text:style-name="T4"><text:tab/></text:span><text:span text:style-name="T4"><text:tab/></text:span><text:span text:style-name="T4"><text:tab/></text:span><text:span text:style-name="T4">Sets the size of the young generation</text:span></text:p>
                <text:list>
                  <text:list-item>
                    <text:p><text:span text:style-name="T4">Default : Set to be a 1/3 of the total Heap Size</text:span></text:p>
                  </text:list-item>
                </text:list>
              </text:list-item>
              <text:list-item>
                <text:p><text:span text:style-name="T4">-XX:HeapDumpOnOutOfMemory</text:span><text:span text:style-name="T4"><text:tab/></text:span><text:span text:style-name="T4"><text:tab/></text:span><text:span text:style-name="T4"><text:tab/></text:span><text:span text:style-name="T4">Creates a heap dump file that can be loaded into the memory analyzer tool</text:span></text:p>
              </text:list-item>
              <text:list-item>
                <text:p><text:span text:style-name="T4">Performance impact groups when the heap grows</text:span></text:p>
                <text:list>
                  <text:list-item>
                    <text:p><text:span text:style-name="T4">set the maximum and starting heap sizes to be the same</text:span></text:p>
                  </text:list-item>
                </text:list>
              </text:list-item>
              <text:list-item>
                <text:p><text:span text:style-name="T4">For -Xm can use K, M, G for Memory Siz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eap Size</text:p>
          </draw:text-box>
        </draw:frame>
        <draw:frame presentation:style-name="pr4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Oracle has three types of collector: </text:span></text:p>
                <text:list>
                  <text:list-item>
                    <text:p><text:span text:style-name="T4">For all types the application will be paused to get accurate counts of what should be garbage collected.</text:span></text:p>
                  </text:list-item>
                  <text:list-item>
                    <text:p><text:span text:style-name="T4">Serial</text:span><text:span text:style-name="T4"><text:tab/></text:span><text:span text:style-name="T4"><text:tab/></text:span><text:span text:style-name="T4">Best for single processor computer where no other applications are running and small amount data</text:span></text:p>
                    <text:list>
                      <text:list-item>
                        <text:p><text:span text:style-name="T4">Select with -XX:+UseSerialGC</text:span></text:p>
                      </text:list-item>
                    </text:list>
                  </text:list-item>
                  <text:list-item>
                    <text:p><text:span text:style-name="T4">Parallel</text:span><text:span text:style-name="T4"><text:tab/></text:span><text:span text:style-name="T4"><text:tab/></text:span><text:span text:style-name="T4">Best for multiple processors and larger datasets ( sometime called the throughput option )</text:span></text:p>
                    <text:list>
                      <text:list-item>
                        <text:p><text:span text:style-name="T4">Select with -XX+UseParallelGC</text:span></text:p>
                      </text:list-item>
                    </text:list>
                  </text:list-item>
                  <text:list-item>
                    <text:p><text:span text:style-name="T4">Mostly Concurrent </text:span><text:span text:style-name="T4"><text:tab/></text:span><text:span text:style-name="T4">Closest to a real time where the application has minimal pausing</text:span></text:p>
                    <text:list>
                      <text:list-item>
                        <text:p><text:span text:style-name="T4">Pausing for the marking of the Objects to minimize the process</text:span></text:p>
                      </text:list-item>
                      <text:list-item>
                        <text:p><text:span text:style-name="T4">Has two different collectors</text:span></text:p>
                        <text:list>
                          <text:list-item>
                            <text:p><text:span text:style-name="T4">-XX:+UseConcMarkSweepGC Collector</text:span></text:p>
                          </text:list-item>
                          <text:list-item>
                            <text:p><text:span text:style-name="T4">-XX:+UseG1GC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Find the Garbage Collector being used</text:span></text:p>
                    <text:list>
                      <text:list-item>
                        <text:p><text:span text:style-name="T4">-XX:+PrintCommandLineFlags to found out which is your defaul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Hunting for a real world memory leak</text:p>
          </draw:text-box>
        </draw:frame>
        <draw:frame presentation:style-name="pr4" draw:text-style-name="P7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Monitoring the Application</text:span></text:p>
                <text:list>
                  <text:list-item>
                    <text:p><text:span text:style-name="T4">Load Testing – Simulate a lot of user using the applications</text:span></text:p>
                    <text:list>
                      <text:list-item>
                        <text:p><text:span text:style-name="T4">Tools – Jmeter </text:span></text:p>
                      </text:list-item>
                      <text:list-item>
                        <text:p><text:span text:style-name="T4">Configure to simulate a lot of user</text:span></text:p>
                        <text:list>
                          <text:list-item>
                            <text:p><text:span text:style-name="T4">Create a Thread Group ( Jmeters languages not java meaning ) where the number of thread ( users) , ramp up time, loop count, Action to be take after sampler error</text:span></text:p>
                          </text:list-item>
                        </text:list>
                      </text:list-item>
                      <text:list-item>
                        <text:p><text:span text:style-name="T4">Configure with Config Element</text:span></text:p>
                        <text:list>
                          <text:list-item>
                            <text:p><text:span text:style-name="T4">Selection: ex HTTP Cookie Manager – Need to avoid thousands of sessions begin created</text:span></text:p>
                          </text:list-item>
                        </text:list>
                      </text:list-item>
                      <text:list-item>
                        <text:p><text:span text:style-name="T4">Configure a sampler ( Test Plan )</text:span></text:p>
                        <text:list>
                          <text:list-item>
                            <text:p><text:span text:style-name="T4">Selection: HTTP Request Sampler – Create a Http Request</text:span></text:p>
                          </text:list-item>
                        </text:list>
                      </text:list-item>
                      <text:list-item>
                        <text:p><text:span text:style-name="T4">Configure a Listener ( </text:span></text:p>
                        <text:list>
                          <text:list-item>
                            <text:p><text:span text:style-name="T4">Selection: <text:s/>View the results in a table</text:span></text:p>
                          </text:list-item>
                          <text:list-item>
                            <text:p><text:span text:style-name="T4">Click on the Green arrow </text:span></text:p>
                          </text:list-item>
                          <text:list-item>
                            <text:p><text:span text:style-name="T4">Can see how long it takes an user ot complete its task</text:span></text:p>
                          </text:list-item>
                          <text:list-item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xing a memory leak</text:p>
          </draw:text-box>
        </draw:frame>
        <draw:frame presentation:style-name="pr4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Get a heap dump from visualizer GC by selecting monitor → Heap Dump</text:span></text:p>
              </text:list-item>
              <text:list-item>
                <text:p><text:span text:style-name="T4">Copy the Path and load it in the Memory Analyzer Tool (mat)</text:span></text:p>
                <text:list>
                  <text:list-item>
                    <text:p><text:span text:style-name="T4">System Overview is a pie chart which shows the groups of memory and theirs ( Get the memory leak )</text:span></text:p>
                  </text:list-item>
                  <text:list-item>
                    <text:p><text:span text:style-name="T4">Problem suspect one – Where does the amount of memory get big for the Retained Heap</text:span></text:p>
                  </text:list-item>
                  <text:list-item>
                    <text:p><text:span text:style-name="T4">Look at the code and find the leak ( the steps up above are useful, but will not provide the full answer )</text:span></text:p>
                  </text:list-item>
                </text:list>
              </text:list-item>
              <text:list-item>
                <text:p><text:span text:style-name="T4">With Web Application memory usage will be higher since more than one user is using them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eak and Soft References</text:p>
          </draw:text-box>
        </draw:frame>
        <draw:frame presentation:style-name="pr4" draw:text-style-name="P7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Standard References are also know as Strong References</text:span></text:p>
              </text:list-item>
              <text:list-item>
                <text:p><text:span text:style-name="T4">Weak References – A references that might not survive garbage collection even if the instance is referenced from the Local Heap</text:span></text:p>
                <text:list>
                  <text:list-item>
                    <text:p><text:span text:style-name="T4">If the instance does not survive then the reference will become null</text:span></text:p>
                  </text:list-item>
                  <text:list-item>
                    <text:p><text:span text:style-name="T4">unlikely to survive garbage collection</text:span></text:p>
                  </text:list-item>
                </text:list>
              </text:list-item>
              <text:list-item>
                <text:p><text:span text:style-name="T4">Soft Reference – A reference is eligible for garbage collection, but will only be destroyed if the space is really needed.</text:span></text:p>
                <text:list>
                  <text:list-item>
                    <text:p><text:span text:style-name="T4">Only survive if there is no memory shortage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WeakReference&lt;Book&gt;</text:span><text:span text:style-name="T4"><text:tab/></text:span><text:span text:style-name="T4">myBook = book1;</text:span></text:p>
                  </text:list-item>
                  <text:list-item>
                    <text:p><text:span text:style-name="T4">SoftReference&lt;Book&gt; myBook = book2;</text:span></text:p>
                  </text:list-item>
                </text:list>
              </text:list-item>
              <text:list-item>
                <text:p><text:span text:style-name="T4">Uses would be a caching scenario. <text:s/>If the application has a risk of an OutOfMemoryError that memory could be reclaimed very easily</text:span></text:p>
              </text:list-item>
              <text:list-item>
                <text:p><text:span text:style-name="T4">Each time the reference is used will need to check for not null or use an optional</text:span></text:p>
              </text:list-item>
              <text:list-item>
                <text:p><text:span text:style-name="T4">WeakHashMap – A java collection</text:span></text:p>
                <text:list>
                  <text:list-item>
                    <text:p><text:span text:style-name="T4">Stack – A Strong reference to the WeakHashMap and then the HashMap has key, values that are weak references</text:span></text:p>
                  </text:list-item>
                  <text:list-item>
                    <text:p><text:span text:style-name="T4">Map&lt;Book, BookImage&gt; imageCache = WeakHashMap&lt;Book, BookImage&gt;();</text:span></text:p>
                  </text:list-item>
                </text:list>
              </text:list-item>
              <text:list-item>
                <text:p><text:span text:style-name="T4">Guava Library might have a Map that can hold soft references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23:11:02.049133811</meta:creation-date>
    <dc:date>2024-08-10T16:05:05.088453545</dc:date>
    <meta:editing-duration>P2DT1H33M56S</meta:editing-duration>
    <meta:editing-cycles>26</meta:editing-cycles>
    <meta:generator>LibreOffice/24.2.1.2$MacOSX_AARCH64 LibreOffice_project/db4def46b0453cc22e2d0305797cf981b68ef5ac</meta:generator>
    <meta:document-statistic meta:object-count="121"/>
  </office:meta>
</office:document-meta>
</file>